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49FC542275903EF8.png" manifest:media-type="image/png"/>
  <manifest:file-entry manifest:full-path="Pictures/10000201000001130000005AE5A914E07966A88F.png" manifest:media-type="image/png"/>
  <manifest:file-entry manifest:full-path="Pictures/10000201000001A1000000FFE5145641CEAECA4F.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76BF782099213261.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Pictures/10000201000001760000015622C17439B283E1EB.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2460000040892AA799828319A4E.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list-style-name="L1">
      <style:paragraph-properties style:writing-mode="lr-tb"/>
      <style:text-properties officeooo:rsid="004c760c" officeooo:paragraph-rsid="004c760c"/>
    </style:style>
    <style:style style:name="P66" style:family="paragraph" style:parent-style-name="Standard" style:list-style-name="L1">
      <style:paragraph-properties style:writing-mode="lr-tb"/>
      <style:text-properties officeooo:rsid="004c760c" officeooo:paragraph-rsid="004ca90b"/>
    </style:style>
    <style:style style:name="P67" style:family="paragraph" style:parent-style-name="Standard" style:list-style-name="L1">
      <style:paragraph-properties style:writing-mode="lr-tb"/>
      <style:text-properties officeooo:rsid="004ca90b" officeooo:paragraph-rsid="004ca90b"/>
    </style:style>
    <style:style style:name="P68"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69"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3" style:family="paragraph" style:parent-style-name="Standard" style:list-style-name="L3">
      <style:paragraph-properties style:writing-mode="lr-tb"/>
      <style:text-properties officeooo:rsid="004ae4f9" officeooo:paragraph-rsid="004ae4f9"/>
    </style:style>
    <style:style style:name="P74" style:family="paragraph" style:parent-style-name="Standard" style:list-style-name="L4">
      <style:paragraph-properties style:writing-mode="lr-tb"/>
      <style:text-properties officeooo:rsid="00403ee6" officeooo:paragraph-rsid="00403ee6"/>
    </style:style>
    <style:style style:name="P75" style:family="paragraph" style:parent-style-name="Standard" style:list-style-name="L3">
      <style:paragraph-properties fo:break-before="auto" fo:break-after="auto" style:writing-mode="lr-tb"/>
      <style:text-properties officeooo:rsid="004ae4f9" officeooo:paragraph-rsid="004ae4f9"/>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c7b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52930240" text:id="ct52930240">
          <text:insertion>
            <office:change-info>
              <dc:creator>Sara Boch</dc:creator>
              <dc:date>2013-12-10T09:40:00</dc:date>
            </office:change-info>
          </text:insertion>
        </text:changed-region>
        <text:changed-region xml:id="ct53157824" text:id="ct53157824">
          <text:deletion>
            <office:change-info>
              <dc:creator>Sara Boch</dc:creator>
              <dc:date>2013-12-10T09:55:00</dc:date>
            </office:change-info>
            <text:p text:style-name="P1">Picture 2.</text:p>
          </text:deletion>
        </text:changed-region>
        <text:changed-region xml:id="ct53195568" text:id="ct53195568">
          <text:insertion>
            <office:change-info>
              <dc:creator>Sara Boch</dc:creator>
              <dc:date>2013-12-10T09:59:00</dc:date>
            </office:change-info>
          </text:insertion>
        </text:changed-region>
        <text:changed-region xml:id="ct53220720" text:id="ct53220720">
          <text:insertion>
            <office:change-info>
              <dc:creator>Sara Boch</dc:creator>
              <dc:date>2013-12-10T10:00:00</dc:date>
            </office:change-info>
          </text:insertion>
        </text:changed-region>
        <text:changed-region xml:id="ct53220944" text:id="ct53220944">
          <text:deletion>
            <office:change-info>
              <dc:creator>Sara Boch</dc:creator>
              <dc:date>2013-12-10T10:00:00</dc:date>
            </office:change-info>
            <text:p text:style-name="P2">customise</text:p>
          </text:deletion>
        </text:changed-region>
        <text:changed-region xml:id="ct53240384" text:id="ct53240384">
          <text:insertion>
            <office:change-info>
              <dc:creator>Sara Boch</dc:creator>
              <dc:date>2013-12-10T10:06:00</dc:date>
            </office:change-info>
          </text:insertion>
        </text:changed-region>
        <text:changed-region xml:id="ct53227152" text:id="ct53227152">
          <text:insertion>
            <office:change-info>
              <dc:creator>Sara Boch</dc:creator>
              <dc:date>2013-12-10T10:04:00</dc:date>
            </office:change-info>
          </text:insertion>
        </text:changed-region>
        <text:changed-region xml:id="ct53241088" text:id="ct53241088">
          <text:insertion>
            <office:change-info>
              <dc:creator>Sara Boch</dc:creator>
              <dc:date>2013-12-10T10:19:00</dc:date>
            </office:change-info>
          </text:insertion>
        </text:changed-region>
        <text:changed-region xml:id="ct53265120" text:id="ct53265120">
          <text:insertion>
            <office:change-info>
              <dc:creator>Sara Boch</dc:creator>
              <dc:date>2013-12-10T10:21:00</dc:date>
            </office:change-info>
          </text:insertion>
        </text:changed-region>
        <text:changed-region xml:id="ct53245376" text:id="ct53245376">
          <text:deletion>
            <office:change-info>
              <dc:creator>Sara Boch</dc:creator>
              <dc:date>2013-12-10T10:22:00</dc:date>
            </office:change-info>
            <text:p text:style-name="P3">s</text:p>
          </text:deletion>
        </text:changed-region>
        <text:changed-region xml:id="ct53242448" text:id="ct53242448">
          <text:insertion>
            <office:change-info>
              <dc:creator>Sara Boch</dc:creator>
              <dc:date>2013-12-10T10:41:00</dc:date>
            </office:change-info>
          </text:insertion>
        </text:changed-region>
        <text:changed-region xml:id="ct53261856" text:id="ct53261856">
          <text:deletion>
            <office:change-info>
              <dc:creator>Sara Boch</dc:creator>
              <dc:date>2013-12-10T10:41:00</dc:date>
            </office:change-info>
            <text:p text:style-name="P4">ali</text:p>
          </text:deletion>
        </text:changed-region>
        <text:changed-region xml:id="ct53242672" text:id="ct53242672">
          <text:deletion>
            <office:change-info>
              <dc:creator>Sara Boch</dc:creator>
              <dc:date>2013-12-10T10:23:00</dc:date>
            </office:change-info>
            <text:p text:style-name="P5">s</text:p>
          </text:deletion>
        </text:changed-region>
        <text:changed-region xml:id="ct53273856" text:id="ct53273856">
          <text:insertion>
            <office:change-info>
              <dc:creator>Sara Boch</dc:creator>
              <dc:date>2013-12-10T10:23:00</dc:date>
            </office:change-info>
          </text:insertion>
        </text:changed-region>
        <text:changed-region xml:id="ct53269056" text:id="ct53269056">
          <text:insertion>
            <office:change-info>
              <dc:creator>Sara Boch</dc:creator>
              <dc:date>2013-12-10T10:41:00</dc:date>
            </office:change-info>
          </text:insertion>
        </text:changed-region>
        <text:changed-region xml:id="ct53266576" text:id="ct53266576">
          <text:deletion>
            <office:change-info>
              <dc:creator>Sara Boch</dc:creator>
              <dc:date>2013-12-10T10:41:00</dc:date>
            </office:change-info>
            <text:p text:style-name="P4">ali</text:p>
          </text:deletion>
        </text:changed-region>
        <text:changed-region xml:id="ct53253504" text:id="ct53253504">
          <text:deletion>
            <office:change-info>
              <dc:creator>Sara Boch</dc:creator>
              <dc:date>2013-12-10T10:24:00</dc:date>
            </office:change-info>
            <text:p text:style-name="P5">s</text:p>
          </text:deletion>
        </text:changed-region>
        <text:changed-region xml:id="ct52975376" text:id="ct52975376">
          <text:deletion>
            <office:change-info>
              <dc:creator>Sara Boch</dc:creator>
              <dc:date>2013-12-10T10:35:00</dc:date>
            </office:change-info>
            <text:p text:style-name="P6">1</text:p>
          </text:deletion>
        </text:changed-region>
        <text:changed-region xml:id="ct51543088" text:id="ct51543088">
          <text:format-change>
            <office:change-info>
              <dc:creator>Sara Boch</dc:creator>
              <dc:date>2013-12-10T10:51:00</dc:date>
            </office:change-info>
          </text:format-change>
        </text:changed-region>
        <text:changed-region xml:id="ct51544560" text:id="ct51544560">
          <text:format-change>
            <office:change-info>
              <dc:creator>Sara Boch</dc:creator>
              <dc:date>2013-12-10T10:51:00</dc:date>
            </office:change-info>
          </text:format-change>
        </text:changed-region>
        <text:changed-region xml:id="ct51542800" text:id="ct5154280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44"/>
      <text:p text:style-name="P44"/>
      <text:p text:style-name="P44"/>
      <text:p text:style-name="P44"/>
      <text:p text:style-name="P44"/>
      <text:p text:style-name="P44"/>
      <text:p text:style-name="P46">Dynamics PyMOL Plugin Manual</text:p>
      <text:p text:style-name="P45">v. <text:span text:style-name="T29">2</text:span>.<text:span text:style-name="T43">1</text:span>.<text:span text:style-name="T54">1</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MacOS X<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52930240"/><text:span text:style-name="T31">m</text:span><text:change-end text:change-id="ct5293024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7184353301476424026" text:style-name="L1">
        <text:list-item>
          <text:list>
            <text:list-item>
              <text:p text:style-name="P65">Bash</text:p>
            </text:list-item>
            <text:list-item>
              <text:p text:style-name="P65">Python2 with TkInter</text:p>
            </text:list-item>
            <text:list-item>
              <text:p text:style-name="P65">PyMOL</text:p>
            </text:list-item>
            <text:list-item>
              <text:p text:style-name="P65">GROMACS 5.x or newer</text:p>
            </text:list-item>
          </text:list>
          <text:p text:style-name="P66">Windows<text:span text:style-name="T46">/Cygwin</text:span> dependencies:</text:p>
          <text:list text:continue-numbering="true">
            <text:list-item>
              <text:p text:style-name="P67">Cygwin</text:p>
            </text:list-item>
            <text:list-item>
              <text:p text:style-name="P67">PyMOL</text:p>
            </text:list-item>
            <text:list-item>
              <text:p text:style-name="P67">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MacOS X</text:p>
      <text:p text:style-name="P41"/>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1453589485149044777" text:style-name="L2">
        <text:list-item>
          <text:p text:style-name="P68">Download and install the latest version of Cygwin including appropriate code development packages.</text:p>
        </text:list-item>
        <text:list-item>
          <text:p text:style-name="P68">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2">% mkdir build</text:p>
          <text:p text:style-name="P72">% cmake .. -DBUILD_SHARED_LIBS=off -DGMX_BUILD_OWN_FFTW=ON -DCMAKE_INSTALL_PREFIX=/cygdrive/c/&lt;YOUR_GROMACS_ROOT&gt;</text:p>
          <text:p text:style-name="P72">% make &gt;&amp; make.log</text:p>
          <text:p text:style-name="P72">% make install &gt;&amp; make.install.log</text:p>
        </text:list-item>
        <text:list-item>
          <text:p text:style-name="P69">Test GROMACS from Cywin command line.</text:p>
        </text:list-item>
        <text:list-item>
          <text:p text:style-name="P69">Download and install 64 bit PyMOL 1.8.2.0, which comes with Python 2.7.9.</text:p>
        </text:list-item>
        <text:list-item>
          <text:p text:style-name="P69">Test PyMOL.</text:p>
        </text:list-item>
        <text:list-item>
          <text:p text:style-name="P69">Update PATH environment variable on Windows to include the following bin directories corresponding to GROMACS and Cygwin:</text:p>
          <text:p text:style-name="P69">C:\&lt;YOUR_GROMACS_ROOT&gt;\bin</text:p>
          <text:p text:style-name="P69">C:\&lt;YOUR_CYGWIN_PATH&gt;\bi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3649A58BC23999E2.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53157824"/></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53195568"/> <text:change-end text:change-id="ct53195568"/>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53220720"/><text:span text:style-name="T1">customize</text:span><text:change-end text:change-id="ct53220720"/><text:change text:change-id="ct53220944"/>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3240384"/><text:span text:style-name="T1">s</text:span><text:change-end text:change-id="ct53240384"/> need to be done at once. To configure this aspect you can click <text:span text:style-name="T2">Configure</text:span> button below the label <text:span text:style-name="T2">Simulation Steps</text:span>. You will then get<text:change-start text:change-id="ct53227152"/> <text:change-end text:change-id="ct53227152"/><text:change-start text:change-id="ct53241088"/><text:span text:style-name="T32">the</text:span><text:change-end text:change-id="ct5324108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22C17439B283E1EB.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92AA799828319A4E.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53265120"/><text:span text:style-name="T32">s</text:span><text:change-end text:change-id="ct53265120"/> in the right column. The first configuration option<text:change text:change-id="ct53245376"/> is for <text:span text:style-name="T2">Energy Minim</text:span><text:change-start text:change-id="ct53242448"/><text:span text:style-name="T3">iz</text:span><text:change-end text:change-id="ct53242448"/><text:change text:change-id="ct53261856"/><text:change text:change-id="ct53242672"/><text:span text:style-name="T2">ation</text:span>. This step is performed after adding molecule to water box. Some atoms in that system may collide. The purpose is to move water atoms a bit, so dynamics simulation will not start in <text:change-start text:change-id="ct53273856"/><text:span text:style-name="T33">a </text:span><text:change-end text:change-id="ct5327385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3269056"/><text:span text:style-name="T3">iz</text:span><text:change-end text:change-id="ct53269056"/><text:change text:change-id="ct53266576"/><text:change text:change-id="ct53253504"/><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E5A914E07966A88F.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49FC542275903EF8.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52975376"/><text:span text:style-name="T25">2</text:span>.<text:span text:style-name="T43">1</text:span>:</text:p>
      <text:list xml:id="list8261694101784423673" text:style-name="L3">
        <text:list-item>
          <text:p text:style-name="P75">Support for Microsoft Windows</text:p>
        </text:list-item>
        <text:list-item>
          <text:p text:style-name="P73">Genion support</text:p>
        </text:list-item>
        <text:list-item>
          <text:p text:style-name="P73">Hydrogen options</text:p>
        </text:list-item>
        <text:list-item>
          <text:p text:style-name="P73">Support for GROMACS 2016.x</text:p>
        </text:list-item>
        <text:list-item>
          <text:p text:style-name="P73">Remove support for GROMACS 4.x</text:p>
        </text:list-item>
        <text:list-item>
          <text:p text:style-name="P73">Support for GROMACS compiled with mpi and double precision</text:p>
        </text:list-item>
      </text:list>
      <text:p text:style-name="P6"/>
      <text:p text:style-name="P6">Known issues:</text:p>
      <text:list xml:id="list8573354582649129746" text:style-name="L4">
        <text:list-item>
          <text:p text:style-name="P74">Gausian network model will most certainly fail because of wrong nmd files generetad by ProDy.</text:p>
        </text:list-item>
        <text:list-item>
          <text:p text:style-name="P74">There are some differences between nmd files displayed by this plugin and Normal Mode Wizard.</text:p>
        </text:list-item>
        <text:list-item>
          <text:p text:style-name="P74">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1543088"/><text:span text:style-name="T30">btchtm</text:span>@ug.<text:change-end text:change-id="ct51543088"/><text:span text:style-name="T34">edu</text:span><text:change-start text:change-id="ct51544560"/>.pl<text:change-end text:change-id="ct51544560"/>)</text:p>
      <text:p text:style-name="P10">- Ajit B. Datta (ajit@jcbose.ac.in)<text:change-start text:change-id="ct51542800"/></text:p>
      <text:p text:style-name="P11">- Sara Boch Kminikowska<text:change-end text:change-id="ct51542800"/></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2</meta:editing-cycles>
    <dc:date>2017-07-12T08:15:36.795614079</dc:date>
    <meta:editing-duration>PT4H44M14S</meta:editing-duration>
    <meta:document-statistic meta:table-count="0" meta:image-count="17" meta:object-count="0" meta:page-count="20" meta:paragraph-count="147" meta:word-count="1985" meta:character-count="12480" meta:non-whitespace-character-count="10628"/>
  </office:meta>
</office:document-meta>
</file>